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content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ucidasans1" svg:font-family="Lucidasans"/>
    <style:font-face style:name="TimesNewRoman,Bold" svg:font-family="'TimesNewRoman,Bold'" style:font-family-generic="roman"/>
    <style:font-face style:name="Helvetica1" svg:font-family="Helvetica" style:font-family-generic="swiss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BC_3a_reference">
      <style:text-properties officeooo:paragraph-rsid="001689ae"/>
    </style:style>
    <style:style style:name="P2" style:family="paragraph" style:parent-style-name="SBC_3a_reference">
      <style:text-properties officeooo:paragraph-rsid="00179696"/>
    </style:style>
    <style:style style:name="P3" style:family="paragraph" style:parent-style-name="SBC_3a_reference">
      <style:text-properties officeooo:rsid="0018c7d2" officeooo:paragraph-rsid="0018c7d2"/>
    </style:style>
    <style:style style:name="P4" style:family="paragraph" style:parent-style-name="Standard">
      <style:paragraph-properties fo:text-align="start" style:justify-single-word="false"/>
      <style:text-properties officeooo:rsid="002775d3" officeooo:paragraph-rsid="001a0780"/>
    </style:style>
    <style:style style:name="P5" style:family="paragraph" style:parent-style-name="Standard">
      <style:paragraph-properties fo:text-align="center" style:justify-single-word="false"/>
      <style:text-properties officeooo:rsid="002775d3" officeooo:paragraph-rsid="001a0780"/>
    </style:style>
    <style:style style:name="P6" style:family="paragraph" style:parent-style-name="Standard">
      <style:paragraph-properties fo:text-align="center" style:justify-single-word="false"/>
      <style:text-properties officeooo:rsid="0020281c" officeooo:paragraph-rsid="001a0780"/>
    </style:style>
    <style:style style:name="P7" style:family="paragraph" style:parent-style-name="Standard">
      <style:paragraph-properties fo:text-align="center" style:justify-single-word="false"/>
      <style:text-properties fo:font-weight="bold" officeooo:rsid="002775d3" officeooo:paragraph-rsid="001a0780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officeooo:rsid="00305ca0" officeooo:paragraph-rsid="001a0780"/>
    </style:style>
    <style:style style:name="P9" style:family="paragraph" style:parent-style-name="Standard">
      <style:paragraph-properties fo:text-align="start" style:justify-single-word="false"/>
      <style:text-properties officeooo:rsid="002cd5f6" officeooo:paragraph-rsid="001a0780"/>
    </style:style>
    <style:style style:name="P10" style:family="paragraph" style:parent-style-name="Standard">
      <style:paragraph-properties fo:text-align="start" style:justify-single-word="false"/>
      <style:text-properties officeooo:rsid="002cd5f6" officeooo:paragraph-rsid="0069c3e1"/>
    </style:style>
    <style:style style:name="P11" style:family="paragraph" style:parent-style-name="Standard">
      <style:paragraph-properties fo:text-align="center" style:justify-single-word="false"/>
      <style:text-properties officeooo:rsid="002cd5f6" officeooo:paragraph-rsid="001a0780"/>
    </style:style>
    <style:style style:name="P12" style:family="paragraph" style:parent-style-name="Standard">
      <style:paragraph-properties fo:text-align="center" style:justify-single-word="false"/>
      <style:text-properties style:use-window-font-color="true" style:font-name="Helvetica1" fo:font-size="10pt" fo:font-weight="bold" officeooo:rsid="0020281c" officeooo:paragraph-rsid="001a0780" style:font-name-asian="Times New Roman" style:font-size-asian="10pt" style:font-weight-asian="bold" style:font-name-complex="Times New Roman" style:font-size-complex="10pt" style:font-weight-complex="bold"/>
    </style:style>
    <style:style style:name="P13" style:family="paragraph" style:parent-style-name="Standard">
      <style:paragraph-properties fo:text-align="start" style:justify-single-word="false"/>
      <style:text-properties officeooo:rsid="00353578" officeooo:paragraph-rsid="001a0780"/>
    </style:style>
    <style:style style:name="P14" style:family="paragraph" style:parent-style-name="Standard">
      <style:paragraph-properties fo:text-align="justify" style:justify-single-word="false"/>
      <style:text-properties officeooo:paragraph-rsid="007354b2"/>
    </style:style>
    <style:style style:name="P15" style:family="paragraph" style:parent-style-name="Standard">
      <style:paragraph-properties fo:text-align="center" style:justify-single-word="false"/>
      <style:text-properties officeooo:paragraph-rsid="001a0780"/>
    </style:style>
    <style:style style:name="P16" style:family="paragraph" style:parent-style-name="Standard">
      <style:paragraph-properties fo:text-align="justify" style:justify-single-word="false"/>
      <style:text-properties officeooo:rsid="00724bfe" officeooo:paragraph-rsid="007354b2"/>
    </style:style>
    <style:style style:name="P17" style:family="paragraph" style:parent-style-name="Standard">
      <style:paragraph-properties fo:text-align="justify" style:justify-single-word="false"/>
      <style:text-properties officeooo:rsid="00ac6cad" officeooo:paragraph-rsid="004c8c91"/>
    </style:style>
    <style:style style:name="P18" style:family="paragraph" style:parent-style-name="Standard">
      <style:paragraph-properties fo:text-align="justify" style:justify-single-word="false"/>
      <style:text-properties officeooo:rsid="00b9c17b" officeooo:paragraph-rsid="00b9c17b"/>
    </style:style>
    <style:style style:name="P19" style:family="paragraph" style:parent-style-name="SBC_3a_abstract">
      <style:text-properties officeooo:paragraph-rsid="004568d1"/>
    </style:style>
    <style:style style:name="P20" style:family="paragraph" style:parent-style-name="SBC_3a_reference">
      <style:paragraph-properties fo:margin-left="0cm" fo:margin-right="0cm" fo:text-indent="0cm" style:auto-text-indent="false"/>
    </style:style>
    <style:style style:name="P21" style:family="paragraph" style:parent-style-name="SBC_3a_paragraph">
      <style:paragraph-properties fo:margin-left="0cm" fo:margin-right="0cm" fo:text-indent="0cm" style:auto-text-indent="false"/>
      <style:text-properties officeooo:rsid="00b12bfd" officeooo:paragraph-rsid="00b51767"/>
    </style:style>
    <style:style style:name="P22" style:family="paragraph" style:parent-style-name="SBC_3a_paragraph">
      <style:paragraph-properties fo:margin-left="0cm" fo:margin-right="0cm" fo:text-indent="0cm" style:auto-text-indent="false"/>
      <style:text-properties officeooo:rsid="00b12bfd" officeooo:paragraph-rsid="00bd43aa"/>
    </style:style>
    <style:style style:name="P23" style:family="paragraph" style:parent-style-name="SBC_3a_references">
      <style:paragraph-properties fo:break-before="page"/>
    </style:style>
    <style:style style:name="P24" style:family="paragraph" style:parent-style-name="SBC_3a_paragraph">
      <style:text-properties officeooo:rsid="00b0580e" officeooo:paragraph-rsid="00b0580e"/>
    </style:style>
    <style:style style:name="P25" style:family="paragraph" style:parent-style-name="SBC_3a_paragraph">
      <style:text-properties officeooo:rsid="00b07a28" officeooo:paragraph-rsid="00b07a28"/>
    </style:style>
    <style:style style:name="P26" style:family="paragraph" style:parent-style-name="SBC_3a_paragraph_3a_first">
      <style:text-properties officeooo:rsid="0058239e" officeooo:paragraph-rsid="0058239e"/>
    </style:style>
    <style:style style:name="P27" style:family="paragraph" style:parent-style-name="SBC_3a_title" style:master-page-name="Standard">
      <style:paragraph-properties style:page-number="auto"/>
      <style:text-properties officeooo:rsid="00212e86"/>
    </style:style>
    <style:style style:name="P28" style:family="paragraph" style:parent-style-name="SBC_3a_title_3a_1">
      <style:text-properties officeooo:rsid="003efc02" officeooo:paragraph-rsid="003efc02"/>
    </style:style>
    <style:style style:name="P29" style:family="paragraph" style:parent-style-name="SBC_3a_title_3a_1">
      <style:text-properties officeooo:rsid="0057bf26" officeooo:paragraph-rsid="0057bf26"/>
    </style:style>
    <style:style style:name="P30" style:family="paragraph" style:parent-style-name="SBC_3a_title_3a_1">
      <style:text-properties officeooo:rsid="0070a791" officeooo:paragraph-rsid="0070f63e"/>
    </style:style>
    <style:style style:name="P31" style:family="paragraph" style:parent-style-name="SBC_3a_title_3a_1">
      <style:text-properties officeooo:rsid="006da235" officeooo:paragraph-rsid="006da235"/>
    </style:style>
    <style:style style:name="P32" style:family="paragraph" style:parent-style-name="SBC_3a_title_3a_2">
      <style:text-properties officeooo:rsid="00bbe054" officeooo:paragraph-rsid="00bd43aa"/>
    </style:style>
    <style:style style:name="P33" style:family="paragraph" style:parent-style-name="SBC_3a_title_3a_2">
      <style:text-properties officeooo:rsid="00bbe054" officeooo:paragraph-rsid="00bbe054"/>
    </style:style>
    <style:style style:name="P34" style:family="paragraph" style:parent-style-name="SBC_3a_title_3a_2">
      <style:text-properties officeooo:rsid="0070a791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aa5b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23dfc" style:font-style-asian="italic" style:font-style-complex="italic"/>
    </style:style>
    <style:style style:name="T6" style:family="text">
      <style:text-properties fo:font-style="italic" fo:font-weight="normal" officeooo:rsid="00123dfc" style:font-style-asian="italic" style:font-weight-asian="normal" style:font-style-complex="italic" style:font-weight-complex="normal"/>
    </style:style>
    <style:style style:name="T7" style:family="text">
      <style:text-properties officeooo:rsid="00123dfc"/>
    </style:style>
    <style:style style:name="T8" style:family="text">
      <style:text-properties officeooo:rsid="0012b0d3"/>
    </style:style>
    <style:style style:name="T9" style:family="text">
      <style:text-properties officeooo:rsid="001689ae"/>
    </style:style>
    <style:style style:name="T10" style:family="text">
      <style:text-properties officeooo:rsid="0032359d"/>
    </style:style>
    <style:style style:name="T11" style:family="text">
      <style:text-properties officeooo:rsid="00305ca0"/>
    </style:style>
    <style:style style:name="T12" style:family="text">
      <style:text-properties officeooo:rsid="001aa5b6"/>
    </style:style>
    <style:style style:name="T13" style:family="text">
      <style:text-properties officeooo:rsid="001c0ed5"/>
    </style:style>
    <style:style style:name="T14" style:family="text">
      <style:text-properties officeooo:rsid="00414e62"/>
    </style:style>
    <style:style style:name="T15" style:family="text">
      <style:text-properties officeooo:rsid="0044c07e"/>
    </style:style>
    <style:style style:name="T16" style:family="text">
      <style:text-properties style:use-window-font-color="true" style:font-name="Helvetica1" fo:font-size="10pt" fo:font-weight="bold" officeooo:rsid="0020281c" style:font-name-asian="Times New Roman" style:font-size-asian="10pt" style:font-weight-asian="bold" style:font-name-complex="Times New Roman" style:font-size-complex="10pt" style:font-weight-complex="bold"/>
    </style:style>
    <style:style style:name="T17" style:family="text">
      <style:text-properties officeooo:rsid="005e2730"/>
    </style:style>
    <style:style style:name="T18" style:family="text">
      <style:text-properties style:font-name="Helvetica1" fo:font-size="10pt" fo:font-weight="bold" style:font-size-asian="10pt" style:font-weight-asian="bold" style:font-size-complex="10pt" style:font-weight-complex="bold"/>
    </style:style>
    <style:style style:name="T19" style:family="text">
      <style:text-properties style:font-name="Helvetica1" fo:font-size="10pt" fo:font-weight="bold" officeooo:rsid="00353578" style:font-size-asian="10pt" style:font-weight-asian="bold" style:font-size-complex="10pt" style:font-weight-complex="bold"/>
    </style:style>
    <style:style style:name="T20" style:family="text">
      <style:text-properties style:font-name="Helvetica1" fo:font-size="10pt" fo:font-weight="bold" officeooo:rsid="0020281c" style:font-size-asian="10pt" style:font-weight-asian="bold" style:font-size-complex="10pt" style:font-weight-complex="bold"/>
    </style:style>
    <style:style style:name="T21" style:family="text">
      <style:text-properties officeooo:rsid="00680f10"/>
    </style:style>
    <style:style style:name="T22" style:family="text">
      <style:text-properties officeooo:rsid="00a28a61"/>
    </style:style>
    <style:style style:name="T23" style:family="text">
      <style:text-properties officeooo:rsid="00a6e948"/>
    </style:style>
    <style:style style:name="T24" style:family="text">
      <style:text-properties officeooo:rsid="00aea645"/>
    </style:style>
    <style:style style:name="T25" style:family="text">
      <style:text-properties officeooo:rsid="00b0580e"/>
    </style:style>
    <style:style style:name="T26" style:family="text">
      <style:text-properties officeooo:rsid="00b07a28"/>
    </style:style>
    <style:style style:name="T27" style:family="text">
      <style:text-properties officeooo:rsid="00b12bfd"/>
    </style:style>
    <style:style style:name="T28" style:family="text">
      <style:text-properties officeooo:rsid="00b3982b"/>
    </style:style>
    <style:style style:name="T29" style:family="text">
      <style:text-properties officeooo:rsid="00b51767"/>
    </style:style>
    <style:style style:name="T30" style:family="text">
      <style:text-properties officeooo:rsid="00b6b2e1"/>
    </style:style>
    <style:style style:name="T31" style:family="text">
      <style:text-properties officeooo:rsid="00b869c8"/>
    </style:style>
    <style:style style:name="T32" style:family="text">
      <style:text-properties officeooo:rsid="00bec856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span text:style-name="T24">Otimização</text:span> dos Algoritmos para Estimativa do Balanço de Energia Superficial</text:p>
      <text:p text:style-name="SBC_3a_author_28_s_29_"><text:span text:style-name="T12">Raphael de Souza</text:span><text:span text:style-name="T1">1</text:span>, <text:span text:style-name="T12">Fábio Ricardo A. da Silva</text:span><text:span text:style-name="T2">1</text:span>, <text:span text:style-name="T12">Paulo Vinícius dos S. Benedito</text:span><text:span text:style-name="T1">1</text:span></text:p>
      <text:p text:style-name="SBC_3a_institution"><text:span text:style-name="T1">1</text:span>Instituto de <text:span text:style-name="T13">Computação</text:span> – Universidade Federal d<text:span text:style-name="T13">e Mato Grosso</text:span> (UF<text:span text:style-name="T13">MT</text:span>)</text:p>
      <text:p text:style-name="SBC_3a_address"><text:span text:style-name="T13">Cuiabá</text:span> – <text:span text:style-name="T13">MT</text:span> – Bra<text:span text:style-name="T13">sil</text:span></text:p>
      <text:p text:style-name="SBC_3a_email"><text:span text:style-name="T13">raphael@ic.ufmt.br</text:span>, <text:span text:style-name="T13">fabio-ricardo@outlook.com</text:span>, <text:span text:style-name="T13">vini_programador@hotmail.com</text:span></text:p>
      <text:p text:style-name="P19"><text:span text:style-name="T3">Abstract.</text:span> This paper <text:span text:style-name="T15">has the objective of <text:s/>briefly presenting the surface energy balance estimative algorithms, besides showing their optimization process and comparing their time of processing using and not using Numpy library.</text:span></text:p>
      <text:p text:style-name="SBC_3a_resumo"><text:span text:style-name="T3">Resumo.</text:span> Este artigo <text:span text:style-name="T14">tem como objetivo</text:span> <text:span text:style-name="T27">apresentar, brevemente, <text:s/>os algoritmos para estimar o balanço de energia superficial, além de mostrar o processo de otimização dos mesmos, comparando os resultados de tempo de processamento com e sem a utilização da biblioteca Numpy.</text:span></text:p>
      <text:h text:style-name="P28" text:outline-level="1">Considerações Gerais</text:h>
      <text:p text:style-name="SBC_3a_paragraph_3a_first"><text:span text:style-name="T25">Muitas técnicas para estimar a evapotranspiração (</text:span><text:span text:style-name="T6">ET</text:span><text:span text:style-name="T7">) através do sensoriamento remoto por satélite tem sido desenvolvidas recentemente, a exemplo do S-SEBI (</text:span><text:span text:style-name="T5">Simplified Surface Energy Balance Index</text:span><text:span text:style-name="T7">), proposto por Roerink</text:span><text:span text:style-name="T5"> et al.</text:span><text:span text:style-name="T7"> (2000) e do SSEB (</text:span><text:span text:style-name="T5">Simplified Surface Energy Balance</text:span><text:span text:style-name="T7">), proposto por Senay </text:span><text:span text:style-name="T5">et al. </text:span><text:span text:style-name="T7">(2011). </text:span></text:p>
      <text:p text:style-name="P24">O objetivo principal desses algoritmos é possibilitar aos seus usuários <text:s/>estimativas satisfatórias de dados relativos ao solo e ambiente, utilizando-se apenas de parâmetros simples de entrada, <text:span text:style-name="T26">tais </text:span>como a <text:span text:style-name="T26">imagem de satélite do local </text:span>e a umidade relativa do ar <text:span text:style-name="T26">por exemplo</text:span>.</text:p>
      <text:p text:style-name="P25">Entretanto, no ambiente computacional, o processamento de imagens muito grandes (matrizes <text:span text:style-name="T4">n</text:span>-dimensionais) torna o processo de cálculos lento e inviável, <text:span text:style-name="T27">levantando questões sobre como otimizá-los, que é o objetivo dos métodos utilizados nesse artigo.</text:span></text:p>
      <text:h text:style-name="P29" text:outline-level="1">Material</text:h>
      <text:p text:style-name="P26">Para os testes realizados, utilizou-se imagens do LANDSAT 5 -TM adquiridas gratuitamente através do site oficial¹ <text:span text:style-name="T26">do satélite</text:span>. Para esse artigo, <text:span text:style-name="T17">especificamente,</text:span> foi utilizada a imagem <text:span text:style-name="T23">de órbita 226, ponto 72 do dia 29/09/2011, região do interior de Mato Grosso – Brasil.</text:span></text:p>
      <text:h text:style-name="P32" text:outline-level="2">Numpy</text:h>
      <text:p text:style-name="P22">A <text:span text:style-name="T32">otimização dos algoritmos foi feita através da biblioteca científica multiplataforma Numpy, que disponibiliza </text:span></text:p>
      <text:h text:style-name="P30" text:outline-level="1"><text:soft-page-break/>Metodologia </text:h>
      <text:p text:style-name="P21">A implementação <text:span text:style-name="T29">dos algoritmos </text:span>foi feita na linguagem de programação Python <text:span text:style-name="T28">utilizando a</text:span> biblioteca <text:span text:style-name="T29">científica </text:span>Numpy. <text:span text:style-name="T30">Para melhorar o processo de análise, foram construídos três algoritmos a serem comparados, vejamos a seguir.</text:span></text:p>
      <text:h text:style-name="P33" text:outline-level="2" text:is-list-header="true"/>
      <text:h text:style-name="P34" text:outline-level="2"><text:s/><text:span text:style-name="T31">Leitura em Bloco e com Numpy</text:span></text:h>
      <text:p text:style-name="P18">O primeiro passo a ser dado para o cômputo dos algoritmo é a leitura da imagem de satélite do local desejado disponibilizada no formato <text:span text:style-name="T4">.tif.</text:span></text:p>
      <text:p text:style-name="P12"/>
      <text:p text:style-name="P12"/>
      <text:p text:style-name="P7"/>
      <text:p text:style-name="P7"><draw:frame draw:style-name="fr1" draw:name="Objeto9" text:anchor-type="as-char" svg:y="-0.623cm" svg:width="1.466cm" svg:height="1.164cm" draw:z-index="0"><draw:object xlink:href="./Object 26" xlink:type="simple" xlink:show="embed" xlink:actuate="onLoad"/><draw:image xlink:href="./ObjectReplacements/Object 26" xlink:type="simple" xlink:show="embed" xlink:actuate="onLoad"/><svg:desc>fórmula</svg:desc></draw:frame></text:p>
      <text:p text:style-name="P5"/>
      <text:p text:style-name="P4"><text:tab/><text:span text:style-name="T11">Voltando ao S-SEBI, as equações reduzidas das retas limite serão dadas por:</text:span></text:p>
      <text:p text:style-name="P5"><draw:frame draw:style-name="fr1" draw:name="Objeto10" text:anchor-type="as-char" svg:y="-0.377cm" svg:width="2.702cm" svg:height="0.533cm" draw:z-index="1"><draw:object xlink:href="./Object 27" xlink:type="simple" xlink:show="embed" xlink:actuate="onLoad"/><draw:image xlink:href="./ObjectReplacements/Object 27" xlink:type="simple" xlink:show="embed" xlink:actuate="onLoad"/><svg:desc>fórmula</svg:desc></draw:frame><draw:frame draw:style-name="fr1" draw:name="Objeto34" text:anchor-type="as-char" svg:y="-0.386cm" svg:width="0.956cm" svg:height="0.508cm" draw:z-index="2"><draw:object xlink:href="./Object 28" xlink:type="simple" xlink:show="embed" xlink:actuate="onLoad"/><draw:image xlink:href="./ObjectReplacements/Object 28" xlink:type="simple" xlink:show="embed" xlink:actuate="onLoad"/><svg:desc>fórmula</svg:desc></draw:frame></text:p>
      <text:p text:style-name="P5"/>
      <text:p text:style-name="P5"><draw:frame draw:style-name="fr1" draw:name="Objeto11" text:anchor-type="as-char" svg:y="-0.377cm" svg:width="3.119cm" svg:height="0.533cm" draw:z-index="3"><draw:object xlink:href="./Object 29" xlink:type="simple" xlink:show="embed" xlink:actuate="onLoad"/><draw:image xlink:href="./ObjectReplacements/Object 29" xlink:type="simple" xlink:show="embed" xlink:actuate="onLoad"/><svg:desc>fórmula</svg:desc></draw:frame><draw:frame draw:style-name="fr1" draw:name="Objeto35" text:anchor-type="as-char" svg:y="-0.386cm" svg:width="0.967cm" svg:height="0.508cm" draw:z-index="4"><draw:object xlink:href="./Object 30" xlink:type="simple" xlink:show="embed" xlink:actuate="onLoad"/><draw:image xlink:href="./ObjectReplacements/Object 30" xlink:type="simple" xlink:show="embed" xlink:actuate="onLoad"/><svg:desc>fórmula</svg:desc></draw:frame></text:p>
      <text:p text:style-name="P4"/>
      <text:p text:style-name="P8">onde <draw:frame draw:style-name="fr1" draw:name="Objeto27" text:anchor-type="as-char" svg:y="-0.377cm" svg:width="0.649cm" svg:height="0.533cm" draw:z-index="5"><draw:object xlink:href="./Object 31" xlink:type="simple" xlink:show="embed" xlink:actuate="onLoad"/><draw:image xlink:href="./ObjectReplacements/Object 31" xlink:type="simple" xlink:show="embed" xlink:actuate="onLoad"/><svg:desc>fórmula</svg:desc></draw:frame>, <draw:frame draw:style-name="fr1" draw:name="Objeto28" text:anchor-type="as-char" svg:y="-0.377cm" svg:width="0.788cm" svg:height="0.533cm" draw:z-index="6"><draw:object xlink:href="./Object 32" xlink:type="simple" xlink:show="embed" xlink:actuate="onLoad"/><draw:image xlink:href="./ObjectReplacements/Object 32" xlink:type="simple" xlink:show="embed" xlink:actuate="onLoad"/><svg:desc>fórmula</svg:desc></draw:frame> <draw:frame draw:style-name="fr1" draw:name="Objeto29" text:anchor-type="as-char" svg:y="-0.377cm" svg:width="0.647cm" svg:height="0.533cm" draw:z-index="7"><draw:object xlink:href="./Object 33" xlink:type="simple" xlink:show="embed" xlink:actuate="onLoad"/><draw:image xlink:href="./ObjectReplacements/Object 33" xlink:type="simple" xlink:show="embed" xlink:actuate="onLoad"/><svg:desc>fórmula</svg:desc></draw:frame> e <draw:frame draw:style-name="fr1" draw:name="Objeto30" text:anchor-type="as-char" svg:y="-0.377cm" svg:width="0.787cm" svg:height="0.533cm" draw:z-index="8"><draw:object xlink:href="./Object 34" xlink:type="simple" xlink:show="embed" xlink:actuate="onLoad"/><draw:image xlink:href="./ObjectReplacements/Object 34" xlink:type="simple" xlink:show="embed" xlink:actuate="onLoad"/><svg:desc>fórmula</svg:desc></draw:frame>são os coeficientes das retas encontradas e <draw:frame draw:style-name="fr1" draw:name="Objeto1" text:anchor-type="as-char" svg:y="-0.215cm" svg:width="0.616cm" svg:height="0.37cm" draw:z-index="9"><draw:object xlink:href="./Object 35" xlink:type="simple" xlink:show="embed" xlink:actuate="onLoad"/><draw:image xlink:href="./ObjectReplacements/Object 35" xlink:type="simple" xlink:show="embed" xlink:actuate="onLoad"/><svg:desc>fórmula</svg:desc></draw:frame><text:span text:style-name="T10">é o albedo da superfície.</text:span></text:p>
      <text:p text:style-name="P8"/>
      <text:p text:style-name="P10"><text:tab/></text:p>
      <text:p text:style-name="P10">Substituindo as equações (0<text:span text:style-name="T10">3</text:span>) e (<text:span text:style-name="T10">04</text:span>) em (0<text:span text:style-name="T10">2</text:span>), tem-se: </text:p>
      <text:p text:style-name="P9"/>
      <text:p text:style-name="P11"><draw:frame draw:style-name="fr1" draw:name="Objeto31" text:anchor-type="as-char" svg:y="-0.684cm" svg:width="4.939cm" svg:height="1.219cm" draw:z-index="10"><draw:object xlink:href="./Object 36" xlink:type="simple" xlink:show="embed" xlink:actuate="onLoad"/><draw:image xlink:href="./ObjectReplacements/Object 36" xlink:type="simple" xlink:show="embed" xlink:actuate="onLoad"/><svg:desc>fórmula</svg:desc></draw:frame><draw:frame draw:style-name="fr1" draw:name="Objeto36" text:anchor-type="as-char" svg:y="-0.386cm" svg:width="0.956cm" svg:height="0.51cm" draw:z-index="11"><draw:object xlink:href="./Object 37" xlink:type="simple" xlink:show="embed" xlink:actuate="onLoad"/><draw:image xlink:href="./ObjectReplacements/Object 37" xlink:type="simple" xlink:show="embed" xlink:actuate="onLoad"/><svg:desc>fórmula</svg:desc></draw:frame></text:p>
      <text:p text:style-name="P4"/>
      <text:p text:style-name="P13"><text:tab/>Após essa bateria de cálculos, obteve-se o seguinte gráfico:</text:p>
      <text:p text:style-name="P6"><text:span text:style-name="T18">Figura </text:span><text:span text:style-name="T19">2</text:span><text:span text:style-name="T18">- Representação esquemática do gráfico de dispersão de temperatura da </text:span></text:p>
      <text:p text:style-name="P15"><text:span text:style-name="T20">superfície e albedo (nível de </text:span><text:span text:style-name="T16">reflectância</text:span><text:span text:style-name="T20">) e as retas limite (Método </text:span><text:span text:style-name="T19">automatizado</text:span><text:span text:style-name="T20">).</text:span></text:p>
      <text:h text:style-name="SBC_3a_title_3a_2" text:outline-level="2">Automatização SSEB</text:h>
      <text:p text:style-name="P17"/>
      <text:h text:style-name="P31" text:outline-level="1">Conclusão</text:h>
      <text:p text:style-name="P16">Os resultados obtidos através da automatização desses cálculos nos algoritmos S-SEBI e SSEB atingiram ótima aproximação. No caso do S-SEBI, a estimativa dos coeficientes das retas pelo método automatizado atingiu até % de precisão em relação ao método por exaustão nas imagens testadas. </text:p>
      <text:p text:style-name="P16"><text:tab/>Já no SSEB, a precisão foi de 100%, já que o algoritmo – ao contrário de seu similar S-SEBI – não trabalha com um nível de abstração tão alto para cômputo, por isso consegue resultados idênticos aos obtidos através do método de exaustão, ou seja, o <text:soft-page-break/>computador consegue identificar exatamente os extremos da temperatura.</text:p>
      <text:p text:style-name="P14"><text:tab/><text:span text:style-name="T22">Portanto, as automatizações no S-SEBI e SSEB foram satisfatórias para a obtenção da fração evaporativa e pixels-âncora, respectivamente, evidenciando serem boas alternativas de cômputo dos mesmos.</text:span></text:p>
      <text:p text:style-name="SBC_3a_references"><text:tab/></text:p>
      <text:p text:style-name="P23">Refer<text:span text:style-name="T21">ências Bibliográficas</text:span></text:p>
      <text:p text:style-name="SBC_3a_reference"><text:span text:style-name="T8">ROERINK</text:span>, <text:span text:style-name="T8">G</text:span>. <text:span text:style-name="T8">J., SU, Z and MENENTI, M. </text:span>(<text:span text:style-name="T8">2000</text:span>) “<text:span text:style-name="T8">S -SEBI: a simple remote sensing algorithm to estimate the surface energy balance.</text:span>”, <text:span text:style-name="T8">Physics and Chemistry of the Earth (B). n. 25, p. 147-157.</text:span></text:p>
      <text:p text:style-name="P1"><text:span text:style-name="T9">SENAY</text:span>, <text:span text:style-name="T8">G</text:span>. <text:span text:style-name="T9">B., BUDEE, M and VERDIN, J. P. </text:span>(<text:span text:style-name="T8">2011</text:span>) “<text:span text:style-name="T9">Enhancing the Simplified Surface Energy Balance (SSEB) approach for estimating landscape ET: Validation with the METRIC model.</text:span>”, <text:span text:style-name="T9">Agricultural Water Management, v. 98, p. 606-618.</text:span></text:p>
      <text:p text:style-name="P2"/>
      <text:p text:style-name="P2"/>
      <text:p text:style-name="P3"/>
      <text:p text:style-name="P1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Lucidasans1" svg:font-family="Lucidasans"/>
    <style:font-face style:name="TimesNewRoman,Bold" svg:font-family="'TimesNewRoman,Bold'" style:font-family-generic="roman"/>
    <style:font-face style:name="Helvetica1" svg:font-family="Helvetica" style:font-family-generic="swiss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" fo:font-family="Times" style:font-style-name="Regular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Standard" style:next-style-name="SBC_3a_author_28_s_29_" style:class="chapter" style:master-page-name="">
      <style:paragraph-properties fo:margin-top="0cm" fo:margin-bottom="0.4cm" style:contextual-spacing="false" fo:text-align="center" style:justify-single-word="false" style:page-number="auto"/>
      <style:text-properties fo:font-variant="small-caps" style:font-name="Times1" fo:font-family="Times" style:font-style-name="Bold" style:font-family-generic="roman" style:font-pitch="variable" fo:font-size="18pt" fo:font-weight="bold" style:letter-kerning="true" style:font-size-asian="18pt" style:font-weight-asian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BC_3a_paragraph" style:class="text">
      <style:paragraph-properties fo:margin-left="0cm" fo:margin-right="0cm" fo:margin-top="0.635cm" fo:margin-bottom="0cm" style:contextual-spacing="false" fo:orphans="2" fo:widows="2" fo:text-indent="0cm" style:auto-text-indent="false" fo:keep-with-next="always">
        <style:tab-stops/>
      </style:paragraph-properties>
      <style:text-properties fo:font-variant="small-caps" style:use-window-font-color="true" style:font-name="Times1" fo:font-family="Times" style:font-style-name="Bold" style:font-family-generic="roman" style:font-pitch="variable" fo:font-size="14pt" fo:language="pt" fo:country="BR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Heading_20_1" style:next-style-name="SBC_3a_paragraph" style:class="text">
      <style:paragraph-properties fo:margin-left="0cm" fo:margin-right="0cm" fo:margin-top="0.423cm" fo:margin-bottom="0cm" style:contextual-spacing="false" fo:text-indent="0cm" style:auto-text-indent="false"/>
      <style:text-properties fo:font-variant="normal" fo:text-transform="none" fo:font-size="13pt" style:font-size-asian="13pt"/>
    </style:style>
    <style:style style:name="Heading_20_3" style:display-name="Heading 3" style:family="paragraph" style:parent-style-name="Standard" style:next-style-name="SBC_3a_paragraph" style:class="text">
      <style:paragraph-properties fo:margin-left="0cm" fo:margin-right="0cm" fo:margin-top="0.423cm" fo:margin-bottom="0cm" style:contextual-spacing="false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color="#000000" style:font-name="TimesNewRoman,Bold" fo:font-family="'TimesNewRoman,Bold'" style:font-family-generic="roman" fo:language="pt" fo:country="BR" fo:font-weight="bold" style:language-asian="pt" style:country-asian="BR" style:font-weight-asian="bold"/>
    </style:style>
    <style:style style:name="Heading_20_6" style:display-name="Heading 6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fo:language="pt" fo:country="BR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8" style:display-name="Heading 8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SBC_3a_author_28_s_29_" style:display-name="SBC:author(s)" style:family="paragraph" style:parent-style-name="Standard" style:next-style-name="SBC_3a_institution" style:master-page-name="">
      <style:paragraph-properties fo:margin-top="0.42cm" fo:margin-bottom="0cm" style:contextual-spacing="false" fo:text-align="center" style:justify-single-word="false" style:page-number="auto"/>
      <style:text-properties fo:color="#000000" fo:language="pt" fo:country="BR" fo:font-weight="bold" style:language-asian="pt" style:country-asian="BR"/>
    </style:style>
    <style:style style:name="SBC_3a_address" style:display-name="SBC:address" style:family="paragraph" style:parent-style-name="Standard" style:next-style-name="SBC_3a_institution" style:master-page-name="">
      <style:paragraph-properties fo:text-align="center" style:justify-single-word="false" style:page-number="auto"/>
      <style:text-properties style:use-window-font-color="true" fo:font-size="12pt" fo:language="pt" fo:country="BR" fo:font-weight="normal" style:language-asian="pt" style:country-asian="BR"/>
    </style:style>
    <style:style style:name="SBC_3a_reference" style:display-name="SBC:reference" style:family="paragraph" style:parent-style-name="Standard" style:master-page-name="">
      <style:paragraph-properties fo:margin-left="0.499cm" fo:margin-right="0cm" fo:margin-top="0.21cm" fo:margin-bottom="0cm" style:contextual-spacing="false" fo:text-align="justify" style:justify-single-word="false" fo:text-indent="-0.499cm" style:auto-text-indent="false" style:page-number="auto">
        <style:tab-stops/>
      </style:paragraph-properties>
      <style:text-properties fo:color="#000000" fo:language="pt" fo:country="BR" fo:font-weight="normal" style:language-asian="pt" style:country-asian="BR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style:contextual-spacing="false" fo:text-align="justify" style:justify-single-word="false" fo:text-indent="1.251cm" style:auto-text-indent="false" style:page-number="auto"/>
      <style:text-properties fo:color="#000000" fo:language="pt" fo:country="BR" fo:font-weight="normal" style:language-asian="pt" style:country-asian="BR"/>
    </style:style>
    <style:style style:name="SBC_3a_institution" style:display-name="SBC:institution" style:family="paragraph" style:parent-style-name="Standard" style:next-style-name="SBC_3a_address" style:master-page-name="">
      <style:paragraph-properties fo:margin-top="0.42cm" fo:margin-bottom="0cm" style:contextual-spacing="false" fo:text-align="center" style:justify-single-word="false" style:page-number="auto"/>
      <style:text-properties fo:font-size="12pt"/>
    </style:style>
    <style:style style:name="SBC_3a_resumo" style:display-name="SBC:resumo" style:family="paragraph" style:parent-style-name="Standard" style:next-style-name="SBC_3a_title_3a_1" style:master-page-name="">
      <style:paragraph-properties fo:margin-left="0.801cm" fo:margin-right="0.801cm" fo:margin-top="0.21cm" fo:margin-bottom="0.21cm" style:contextual-spacing="false" fo:text-align="justify" style:justify-single-word="false" fo:text-indent="0cm" style:auto-text-indent="false" style:page-number="auto"/>
      <style:text-properties fo:font-size="12pt" fo:font-style="italic"/>
    </style:style>
    <style:style style:name="SBC_3a_abstract" style:display-name="SBC:abstract" style:family="paragraph" style:parent-style-name="Standard" style:next-style-name="SBC_3a_resumo" style:master-page-name="">
      <style:paragraph-properties fo:margin-left="0.801cm" fo:margin-right="0.801cm" fo:margin-top="0.21cm" fo:margin-bottom="0.21cm" style:contextual-spacing="false" fo:text-align="justify" style:justify-single-word="false" fo:text-indent="0cm" style:auto-text-indent="false" style:page-number="auto"/>
      <style:text-properties fo:language="en" fo:country="US" fo:font-style="italic" fo:font-weight="normal" style:font-style-asian="italic"/>
    </style:style>
    <style:style style:name="SBC_3a_list" style:display-name="SBC:list" style:family="paragraph" style:parent-style-name="Standard" style:list-style-name="SBC_3a_number_3a_list" style:master-page-name="">
      <style:paragraph-properties fo:margin-left="1.251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language="pt" fo:country="BR" fo:font-weight="normal" style:language-asian="pt" style:country-asian="BR"/>
    </style:style>
    <style:style style:name="SBC_3a_figure" style:display-name="SBC:figure" style:family="paragraph" style:parent-style-name="Standard" style:next-style-name="SBC_3a_caption" style:master-page-name="">
      <style:paragraph-properties fo:margin-top="0.21cm" fo:margin-bottom="0cm" style:contextual-spacing="false" fo:text-align="center" style:justify-single-word="false" fo:orphans="2" fo:widows="2" style:page-number="auto" fo:keep-with-next="always"/>
      <style:text-properties style:use-window-font-color="true" style:font-name="Times" fo:font-family="Times" style:font-style-name="Regular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SBC_3a_caption" style:display-name="SBC:caption" style:family="paragraph" style:parent-style-name="Standard" style:next-style-name="SBC_3a_paragraph" style:master-page-name="">
      <style:paragraph-properties fo:margin-left="0.801cm" fo:margin-right="0.801cm" fo:margin-top="0.21cm" fo:margin-bottom="0.21cm" style:contextual-spacing="false" fo:text-align="center" style:justify-single-word="false" fo:orphans="2" fo:widows="2" fo:text-indent="0cm" style:auto-text-indent="false" style:page-number="auto"/>
      <style:text-properties style:use-window-font-color="true" style:font-name="Helvetica" fo:font-family="Helvetica" style:font-style-name="Bold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SBC_3a_references" style:display-name="SBC:references" style:family="paragraph" style:parent-style-name="Standard" style:next-style-name="SBC_3a_reference" style:master-page-name="">
      <style:paragraph-properties fo:margin-top="0.42cm" fo:margin-bottom="0cm" style:contextual-spacing="false" style:page-number="auto" fo:keep-with-next="always">
        <style:tab-stops/>
      </style:paragraph-properties>
      <style:text-properties fo:font-variant="normal" fo:text-transform="none" fo:font-size="13pt" fo:font-weight="bold"/>
    </style:style>
    <style:style style:name="SBC_3a_title" style:display-name="SBC:title" style:family="paragraph" style:parent-style-name="Standard" style:next-style-name="SBC_3a_author_28_s_29_" style:master-page-name="">
      <style:paragraph-properties fo:margin-top="0.42cm" fo:margin-bottom="0cm" style:contextual-spacing="false" fo:text-align="center" style:justify-single-word="false" style:page-number="auto"/>
      <style:text-properties fo:font-variant="normal" fo:text-transform="none" fo:font-size="16pt" fo:font-weight="bold"/>
    </style:style>
    <style:style style:name="SBC_3a_title_3a_1" style:display-name="SBC:title:1" style:family="paragraph" style:parent-style-name="Standard" style:next-style-name="SBC_3a_paragraph_3a_first" style:default-outline-level="1" style:class="text" style:master-page-name="">
      <style:paragraph-properties fo:margin-top="0.42cm" fo:margin-bottom="0cm" style:contextual-spacing="false" style:page-number="auto" fo:keep-with-next="always"/>
      <style:text-properties fo:font-variant="normal" fo:text-transform="none" fo:font-size="13pt" fo:font-weight="bold"/>
    </style:style>
    <style:style style:name="SBC_3a_title_3a_2" style:display-name="SBC:title:2" style:family="paragraph" style:parent-style-name="Standard" style:next-style-name="SBC_3a_paragraph_3a_first" style:default-outline-level="2" style:class="text" style:master-page-name="">
      <style:paragraph-properties fo:margin-top="0.42cm" fo:margin-bottom="0cm" style:contextual-spacing="false" style:page-number="auto" fo:keep-with-next="always"/>
      <style:text-properties fo:font-size="12pt" fo:font-weight="bold"/>
    </style:style>
    <style:style style:name="SBC_3a_title_3a_3" style:display-name="SBC:title:3" style:family="paragraph" style:parent-style-name="Standard" style:next-style-name="SBC_3a_paragraph_3a_first" style:class="text" style:master-page-name="">
      <style:paragraph-properties fo:margin-top="0.199cm" fo:margin-bottom="0cm" style:contextual-spacing="false" style:page-number="auto" fo:keep-with-next="always"/>
      <style:text-properties fo:font-weight="normal"/>
    </style:style>
    <style:style style:name="SBC_3a_list_3a_numbered" style:display-name="SBC:list:numbered" style:family="paragraph" style:parent-style-name="Standard" style:list-style-name="SBC_3a_number_3a_list_3a_numbered" style:master-page-name="">
      <style:paragraph-properties fo:margin-left="0cm" fo:margin-right="0cm" fo:text-align="justify" style:justify-single-word="false" fo:text-indent="0cm" style:auto-text-indent="false" style:page-number="auto" text:number-lines="true" text:line-number="1">
        <style:tab-stops>
          <style:tab-stop style:position="0cm"/>
        </style:tab-stops>
      </style:paragraph-properties>
      <style:text-properties fo:language="pt" fo:country="BR"/>
    </style:style>
    <style:style style:name="SBC_3a_footnote" style:display-name="SBC:footnote" style:family="paragraph" style:parent-style-name="Standard" style:master-page-name="">
      <style:paragraph-properties fo:margin-left="0.499cm" fo:margin-right="0cm" fo:margin-top="0.109cm" fo:margin-bottom="0cm" style:contextual-spacing="false" fo:text-indent="-0.499cm" style:auto-text-indent="false" style:page-number="auto">
        <style:tab-stops/>
      </style:paragraph-properties>
      <style:text-properties fo:font-size="10pt"/>
    </style:style>
    <style:style style:name="SBC_3a_email" style:display-name="SBC:email" style:family="paragraph" style:parent-style-name="Standard" style:next-style-name="SBC_3a_abstract">
      <style:paragraph-properties fo:margin-top="0.21cm" fo:margin-bottom="0.21cm" style:contextual-spacing="false" fo:text-align="center" style:justify-single-word="false"/>
      <style:text-properties style:font-name="Courier" fo:font-family="Courier" style:font-style-name="Regular" style:font-family-generic="modern" style:font-pitch="fixed" fo:font-size="10pt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style:contextual-spacing="false" fo:text-indent="0cm" style:auto-text-indent="false"/>
    </style:style>
    <style:style style:name="SBC_3a_caption_3a_2lines" style:display-name="SBC:caption:2lines" style:family="paragraph" style:parent-style-name="SBC_3a_caption" style:next-style-name="SBC_3a_paragraph" style:master-page-name="">
      <style:paragraph-properties fo:text-align="justify" style:justify-single-word="false" style:page-number="auto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11pt" fo:background-color="transparen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." style:num-format="1">
        <style:list-level-properties text:min-label-width="0.75cm"/>
      </text:outline-level-style>
      <text:outline-level-style text:level="2" style:num-suffix="." style:num-format="1" text:display-levels="2">
        <style:list-level-properties text:min-label-width="1cm"/>
      </text:outline-level-style>
      <text:outline-level-style text:level="3" style:num-suffix="." style:num-format="1" text:display-levels="3">
        <style:list-level-properties text:min-label-width="1.251cm"/>
      </text:outline-level-style>
      <text:outline-level-style text:level="4" style:num-suffix="." style:num-format="1" text:display-levels="4">
        <style:list-level-properties text:min-label-width="1.524cm"/>
      </text:outline-level-style>
      <text:outline-level-style text:level="5" style:num-suffix="." style:num-format="1" text:display-levels="5">
        <style:list-level-properties text:min-label-width="1.778cm"/>
      </text:outline-level-style>
      <text:outline-level-style text:level="6" style:num-suffix="." style:num-format="1" text:display-levels="6">
        <style:list-level-properties text:min-label-width="2.032cm"/>
      </text:outline-level-style>
      <text:outline-level-style text:level="7" style:num-suffix="." style:num-format="1" text:display-levels="7">
        <style:list-level-properties text:min-label-width="2.286cm"/>
      </text:outline-level-style>
      <text:outline-level-style text:level="8" style:num-suffix="." style:num-format="1" text:display-levels="8">
        <style:list-level-properties text:min-label-width="2.54cm"/>
      </text:outline-level-style>
      <text:outline-level-style text:level="9" style:num-suffix="." style:num-format="1" text:display-levels="9">
        <style:list-level-properties text:min-label-width="2.794cm"/>
      </text:outline-level-style>
      <text:outline-level-style text:level="10" style:num-suffix="." style:num-format="1" text:display-levels="10">
        <style:list-level-properties/>
      </text:outline-level-style>
    </text:outline-style>
    <text:list-style style:name="SBC_3a_number_3a_list" style:display-name="SBC:number:list" text:consecutive-numbering="true">
      <text:list-level-style-bullet text:level="1" text:style-name="Zeichenformat" text:bullet-char="•">
        <style:list-level-properties text:min-label-width="0.499cm"/>
        <style:text-properties style:font-name="StarSymbol"/>
      </text:list-level-style-bullet>
      <text:list-level-style-bullet text:level="2" text:style-name="Zeichenformat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Zeichenformat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Zeichenformat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Zeichenformat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Zeichenformat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Zeichenformat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Zeichenformat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Zeichenformat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Zeichenformat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SBC_3a_number_3a_list_3a_numbered" style:display-name="SBC:number:list:numbered" text:consecutive-numbering="true">
      <text:list-level-style-number text:level="1" text:style-name="Zeichenformat" style:num-suffix="." style:num-format="1">
        <style:list-level-properties text:space-before="1.25cm" text:min-label-width="0.75cm"/>
      </text:list-level-style-number>
      <text:list-level-style-number text:level="2" text:style-name="Zeichenformat" style:num-suffix="." style:num-format="1">
        <style:list-level-properties text:space-before="3.251cm" text:min-label-width="0.75cm"/>
      </text:list-level-style-number>
      <text:list-level-style-number text:level="3" text:style-name="Zeichenformat" style:num-suffix="." style:num-format="1">
        <style:list-level-properties text:space-before="5.251cm" text:min-label-width="0.75cm"/>
      </text:list-level-style-number>
      <text:list-level-style-number text:level="4" text:style-name="Zeichenformat" style:num-suffix="." style:num-format="1">
        <style:list-level-properties text:space-before="7.251cm" text:min-label-width="0.75cm"/>
      </text:list-level-style-number>
      <text:list-level-style-number text:level="5" text:style-name="Zeichenformat" style:num-suffix="." style:num-format="1">
        <style:list-level-properties text:space-before="9.251cm" text:min-label-width="0.75cm"/>
      </text:list-level-style-number>
      <text:list-level-style-number text:level="6" text:style-name="Zeichenformat" style:num-suffix="." style:num-format="1">
        <style:list-level-properties text:space-before="11.252cm" text:min-label-width="0.75cm"/>
      </text:list-level-style-number>
      <text:list-level-style-number text:level="7" text:style-name="Zeichenformat" style:num-suffix="." style:num-format="1">
        <style:list-level-properties text:space-before="13.252cm" text:min-label-width="0.75cm"/>
      </text:list-level-style-number>
      <text:list-level-style-number text:level="8" text:style-name="Zeichenformat" style:num-suffix="." style:num-format="1">
        <style:list-level-properties text:space-before="15.252cm" text:min-label-width="0.75cm"/>
      </text:list-level-style-number>
      <text:list-level-style-number text:level="9" text:style-name="Zeichenformat" style:num-suffix="." style:num-format="1">
        <style:list-level-properties text:space-before="17.252cm" text:min-label-width="0.75cm"/>
      </text:list-level-style-number>
      <text:list-level-style-number text:level="10" text:style-name="Zeichenformat" style:num-suffix="." style:num-format="1">
        <style:list-level-properties text:space-before="19.253cm" text:min-label-width="0.7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meta:creation-date>2010-08-03T10:11:27.48</meta:creation-date>
    <dc:language>pt-BR</dc:language>
    <meta:editing-cycles>171</meta:editing-cycles>
    <meta:editing-duration>PT10H13M46S</meta:editing-duration>
    <dc:date>2014-07-29T21:24:16.032757194</dc:date>
    <meta:document-statistic meta:table-count="0" meta:image-count="0" meta:object-count="12" meta:page-count="4" meta:paragraph-count="39" meta:word-count="624" meta:character-count="4205" meta:non-whitespace-character-count="3598"/>
    <meta:user-defined meta:name="Info 1"/>
    <meta:user-defined meta:name="Info 2"/>
    <meta:user-defined meta:name="Info 3"/>
    <meta:user-defined meta:name="Info 4"/>
  </office:meta>
</office:document-meta>
</file>

<file path=Object 26/content.xml><?xml version="1.0" encoding="utf-8"?>
<math xmlns="http://www.w3.org/1998/Math/MathML" display="block">
  <semantics>
    <mrow>
      <mi>q</mi>
      <mo stretchy="false">=</mo>
      <mfrac>
        <mrow>
          <mo stretchy="false">−</mo>
          <mi>c</mi>
        </mrow>
        <mi>b</mi>
      </mfrac>
    </mrow>
    <annotation encoding="StarMath 5.0">q = {-c} over {b} </annotation>
  </semantics>
</math>
</file>

<file path=Object 27/content.xml><?xml version="1.0" encoding="utf-8"?>
<math xmlns="http://www.w3.org/1998/Math/MathML" display="block">
  <semantics>
    <mrow>
      <mrow>
        <msub>
          <mi>T</mi>
          <mi>H</mi>
        </msub>
        <mo stretchy="false">=</mo>
        <mrow>
          <msub>
            <mi>a</mi>
            <mi>H</mi>
          </msub>
          <mo stretchy="false">+</mo>
          <msub>
            <mi>b</mi>
            <mi>H</mi>
          </msub>
        </mrow>
      </mrow>
      <msub>
        <mi mathvariant="normal">α</mi>
        <mn>0</mn>
      </msub>
    </mrow>
    <annotation encoding="StarMath 5.0">T_{H} = a_{H} + b_{H} %alpha_{0}</annotation>
  </semantics>
</math>
</file>

<file path=Object 28/content.xml><?xml version="1.0" encoding="utf-8"?>
<math xmlns="http://www.w3.org/1998/Math/MathML" display="block">
  <semantics>
    <mrow>
      <mo fence="true" stretchy="false">(</mo>
      <mrow>
        <mn>03</mn>
      </mrow>
      <mo fence="true" stretchy="false">)</mo>
    </mrow>
    <annotation encoding="StarMath 5.0">(03)</annotation>
  </semantics>
</math>
</file>

<file path=Object 29/content.xml><?xml version="1.0" encoding="utf-8"?>
<math xmlns="http://www.w3.org/1998/Math/MathML" display="block">
  <semantics>
    <mrow>
      <mrow>
        <msub>
          <mi>T</mi>
          <mrow>
            <mi>L</mi>
            <mi>E</mi>
          </mrow>
        </msub>
        <mo stretchy="false">=</mo>
        <mrow>
          <msub>
            <mi>a</mi>
            <mrow>
              <mi>L</mi>
              <mi>E</mi>
            </mrow>
          </msub>
          <mo stretchy="false">+</mo>
          <msub>
            <mi>b</mi>
            <mrow>
              <mi>L</mi>
              <mi>E</mi>
            </mrow>
          </msub>
        </mrow>
      </mrow>
      <msub>
        <mi mathvariant="normal">α</mi>
        <mn>0</mn>
      </msub>
    </mrow>
    <annotation encoding="StarMath 5.0">T_{L E} = a_{L E} + b_{L E} %alpha_{0}</annotation>
  </semantics>
</math>
</file>

<file path=Object 30/content.xml><?xml version="1.0" encoding="utf-8"?>
<math xmlns="http://www.w3.org/1998/Math/MathML" display="block">
  <semantics>
    <mrow>
      <mo fence="true" stretchy="false">(</mo>
      <mrow>
        <mn>04</mn>
      </mrow>
      <mo fence="true" stretchy="false">)</mo>
    </mrow>
    <annotation encoding="StarMath 5.0">(04)</annotation>
  </semantics>
</math>
</file>

<file path=Object 31/content.xml><?xml version="1.0" encoding="utf-8"?>
<math xmlns="http://www.w3.org/1998/Math/MathML" display="block">
  <semantics>
    <msub>
      <mi>a</mi>
      <mi>H</mi>
    </msub>
    <annotation encoding="StarMath 5.0">a_{H}</annotation>
  </semantics>
</math>
</file>

<file path=Object 32/content.xml><?xml version="1.0" encoding="utf-8"?>
<math xmlns="http://www.w3.org/1998/Math/MathML" display="block">
  <semantics>
    <msub>
      <mi>a</mi>
      <mrow>
        <mi>L</mi>
        <mi>E</mi>
      </mrow>
    </msub>
    <annotation encoding="StarMath 5.0">a_{L E}</annotation>
  </semantics>
</math>
</file>

<file path=Object 33/content.xml><?xml version="1.0" encoding="utf-8"?>
<math xmlns="http://www.w3.org/1998/Math/MathML" display="block">
  <semantics>
    <msub>
      <mi>b</mi>
      <mi>H</mi>
    </msub>
    <annotation encoding="StarMath 5.0">b_{H}</annotation>
  </semantics>
</math>
</file>

<file path=Object 34/content.xml><?xml version="1.0" encoding="utf-8"?>
<math xmlns="http://www.w3.org/1998/Math/MathML" display="block">
  <semantics>
    <msub>
      <mi>b</mi>
      <mrow>
        <mi>L</mi>
        <mi>E</mi>
      </mrow>
    </msub>
    <annotation encoding="StarMath 5.0">b_{L E}</annotation>
  </semantics>
</math>
</file>

<file path=Object 35/content.xml><?xml version="1.0" encoding="utf-8"?>
<math xmlns="http://www.w3.org/1998/Math/MathML" display="block">
  <semantics>
    <msub>
      <mi mathvariant="normal">α</mi>
      <mn>0</mn>
    </msub>
    <annotation encoding="StarMath 5.0">%alpha_{0}</annotation>
  </semantics>
</math>
</file>

<file path=Object 36/content.xml><?xml version="1.0" encoding="utf-8"?>
<math xmlns="http://www.w3.org/1998/Math/MathML" display="block">
  <semantics>
    <mrow>
      <mi mathvariant="normal">Λ</mi>
      <mo stretchy="false">=</mo>
      <mfrac>
        <mrow>
          <mrow>
            <msub>
              <mi>a</mi>
              <mi>H</mi>
            </msub>
            <mo stretchy="false">+</mo>
            <msub>
              <mi>b</mi>
              <mi>H</mi>
            </msub>
          </mrow>
          <mrow>
            <msub>
              <mi mathvariant="normal">α</mi>
              <mn>0</mn>
            </msub>
            <mo stretchy="false">−</mo>
            <msub>
              <mi>T</mi>
              <mn>0</mn>
            </msub>
          </mrow>
        </mrow>
        <mrow>
          <mrow>
            <msub>
              <mi>a</mi>
              <mi>H</mi>
            </msub>
            <mo stretchy="false">−</mo>
            <msub>
              <mi>a</mi>
              <mrow>
                <mi>L</mi>
                <mi>E</mi>
              </mrow>
            </msub>
            <mo stretchy="false">+</mo>
            <mrow>
              <mo fence="true" stretchy="false">(</mo>
              <mrow>
                <mrow>
                  <msub>
                    <mi>b</mi>
                    <mi>H</mi>
                  </msub>
                  <mo stretchy="false">−</mo>
                  <msub>
                    <mi>b</mi>
                    <mrow>
                      <mi>L</mi>
                      <mi>E</mi>
                    </mrow>
                  </msub>
                </mrow>
              </mrow>
              <mo fence="true" stretchy="false">)</mo>
            </mrow>
          </mrow>
          <msub>
            <mi mathvariant="normal">α</mi>
            <mn>0</mn>
          </msub>
        </mrow>
      </mfrac>
    </mrow>
    <annotation encoding="StarMath 5.0">%LAMBDA = {a_{ H } + b_{ H } %alpha_{ 0 } - T_{ 0 }} over { a_{H} - a_{L E} + (b_{H} - b_{L E})%alpha_{0} }</annotation>
  </semantics>
</math>
</file>

<file path=Object 37/content.xml><?xml version="1.0" encoding="utf-8"?>
<math xmlns="http://www.w3.org/1998/Math/MathML" display="block">
  <semantics>
    <mrow>
      <mo fence="true" stretchy="false">(</mo>
      <mrow>
        <mn>05</mn>
      </mrow>
      <mo fence="true" stretchy="false">)</mo>
    </mrow>
    <annotation encoding="StarMath 5.0">(05)</annotation>
  </semantics>
</math>
</file>